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770000032269FB8CA3.jpg" manifest:media-type="image/jpeg"/>
  <manifest:file-entry manifest:full-path="Pictures/100000000000029C0000015CB5B8A19F.jpg" manifest:media-type="image/jpeg"/>
  <manifest:file-entry manifest:full-path="Pictures/1000000000000119000000C50CEB556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5pt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none" fo:border-bottom="0.5pt solid #808080"/>
    </style:style>
    <style:style style:name="Tabla1.D5" style:family="table-cell">
      <style:table-cell-properties style:vertical-align="middle" fo:padding="0.097cm" fo:border-left="0.5pt solid #808080" fo:border-right="0.5pt solid #808080"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1.A7" style:family="table-cell">
      <style:table-cell-properties style:vertical-align="middle" fo:padding="0.097cm" fo:border-left="0.5pt solid #808080" fo:border-right="none" fo:border-top="none" fo:border-bottom="0.5pt solid #808080"/>
    </style:style>
    <style:style style:name="Tabla1.B7" style:family="table-cell">
      <style:table-cell-properties style:vertical-align="middle" fo:padding="0.097cm" fo:border-left="0.5pt solid #808080" fo:border-right="none" fo:border-top="none" fo:border-bottom="0.5pt solid #808080"/>
    </style:style>
    <style:style style:name="Tabla1.D7"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data-style-name="N100">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table-cell-properties style:vertical-align="middle" fo:padding="0.097cm" fo:border-left="0.5pt solid #808080" fo:border-right="0.5pt solid #808080" fo:border-top="none" fo:border-bottom="0.5pt solid #808080"/>
    </style:style>
    <style:style style:name="Tabla3.A3" style:family="table-cell">
      <style:table-cell-properties style:vertical-align="middle" fo:padding="0.097cm" fo:border-left="0.5pt solid #808080" fo:border-right="none" fo:border-top="none" fo:border-bottom="0.5pt solid #808080"/>
    </style:style>
    <style:style style:name="Tabla3.B3" style:family="table-cell">
      <style:table-cell-properties style:vertical-align="middle" fo:padding="0.097cm" fo:border-left="0.5pt solid #808080" fo:border-right="none" fo:border-top="none" fo:border-bottom="0.5pt solid #808080"/>
    </style:style>
    <style:style style:name="Tabla3.C3" style:family="table-cell">
      <style:table-cell-properties style:vertical-align="middle" fo:padding="0.097cm" fo:border-left="0.5pt solid #808080" fo:border-right="none" fo:border-top="none" fo:border-bottom="0.5pt solid #808080"/>
    </style:style>
    <style:style style:name="Tabla3.D3" style:family="table-cell">
      <style:table-cell-properties style:vertical-align="middle" fo:padding="0.097cm" fo:border-left="0.5pt solid #808080" fo:border-right="0.5pt solid #808080" fo:border-top="none" fo:border-bottom="0.5pt solid #808080"/>
    </style:style>
    <style:style style:name="Tabla3.A4" style:family="table-cell">
      <style:table-cell-properties style:vertical-align="middle" fo:padding="0.097cm" fo:border-left="0.5pt solid #808080" fo:border-right="none" fo:border-top="none" fo:border-bottom="0.5pt solid #808080"/>
    </style:style>
    <style:style style:name="Tabla3.B4" style:family="table-cell">
      <style:table-cell-properties style:vertical-align="middle" fo:padding="0.097cm" fo:border-left="0.5pt solid #808080" fo:border-right="none" fo:border-top="none" fo:border-bottom="0.5pt solid #808080"/>
    </style:style>
    <style:style style:name="Tabla3.C4" style:family="table-cell">
      <style:table-cell-properties style:vertical-align="middle" fo:padding="0.097cm" fo:border-left="0.5pt solid #808080" fo:border-right="none" fo:border-top="none" fo:border-bottom="0.5pt solid #808080"/>
    </style:style>
    <style:style style:name="Tabla3.D4"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4.A5" style:family="table-cell">
      <style:table-cell-properties style:vertical-align="middle" fo:padding="0.097cm" fo:border-left="0.5pt solid #808080" fo:border-right="0.5pt solid #808080" fo:border-top="none" fo:border-bottom="0.5pt solid #808080"/>
    </style:style>
    <style:style style:name="Tabla4.A6" style:family="table-cell">
      <style:table-cell-properties style:vertical-align="middle" fo:padding="0.097cm" fo:border-left="0.5pt solid #808080" fo:border-right="0.5pt solid #808080" fo:border-top="none" fo:border-bottom="0.5pt solid #808080"/>
    </style:style>
    <style:style style:name="Tabla6" style:family="table">
      <style:table-properties style:width="10.723cm" table:align="left"/>
    </style:style>
    <style:style style:name="Tabla6.A" style:family="table-column">
      <style:table-column-properties style:column-width="7.938cm"/>
    </style:style>
    <style:style style:name="Tabla6.B" style:family="table-column">
      <style:table-column-properties style:column-width="2.785cm"/>
    </style:style>
    <style:style style:name="Tabla6.A1" style:family="table-cell">
      <style:table-cell-properties style:vertical-align="middle" fo:padding="0.049cm" fo:border="none"/>
    </style:style>
    <style:style style:name="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style:style>
    <style:style style:name="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6" style:family="paragraph" style:parent-style-name="Text_20_body">
      <style:paragraph-properties fo:margin-top="0.423cm" fo:margin-bottom="0.212cm" style:contextual-spacing="false"/>
      <style:text-properties style:font-name-asian="MS Mincho" style:font-name-complex="Tahoma1"/>
    </style:style>
    <style:style style:name="P7" style:family="paragraph" style:parent-style-name="Text_20_body">
      <style:paragraph-properties fo:padding="0cm" fo:border="none"/>
    </style:style>
    <style:style style:name="P8" style:family="paragraph" style:parent-style-name="Subtitle">
      <style:paragraph-properties fo:padding="0cm" fo:border="none"/>
    </style:style>
    <style:style style:name="P9" style:family="paragraph" style:parent-style-name="Title" style:master-page-name="">
      <style:paragraph-properties style:page-number="auto" fo:padding="0cm" fo:border="none"/>
    </style:style>
    <style:style style:name="P10" style:family="paragraph" style:parent-style-name="Tema" style:master-page-name="">
      <style:paragraph-properties style:page-number="auto" fo:background-color="transparent" fo:padding="0cm" fo:border-left="none" fo:border-right="none" fo:border-top="none" fo:border-bottom="0.51pt solid #808080" style:shadow="none">
        <style:background-image/>
      </style:paragraph-properties>
    </style:style>
    <style:style style:name="P11" style:family="paragraph" style:parent-style-name="Standard">
      <style:text-properties fo:font-size="12pt" style:font-size-asian="12pt" style:font-size-complex="12pt"/>
    </style:style>
    <style:style style:name="P12" style:family="paragraph" style:parent-style-name="Standard">
      <style:paragraph-properties fo:text-align="justify" style:justify-single-word="false"/>
      <style:text-properties fo:language="zxx" fo:country="none" style:language-asian="zxx" style:country-asian="none"/>
    </style:style>
    <style:style style:name="P13" style:family="paragraph" style:parent-style-name="Hoja_20_de_20_Control">
      <style:paragraph-properties fo:text-align="center" style:justify-single-word="false"/>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fo:font-weight="normal" style:font-weight-asian="normal" style:font-weight-complex="normal"/>
    </style:style>
    <style:style style:name="P18" style:family="paragraph" style:parent-style-name="Table_20_Contents">
      <style:paragraph-properties fo:text-align="center" style:justify-single-word="false"/>
      <style:text-properties fo:font-weight="normal" style:font-weight-asian="normal" style:font-weight-complex="normal"/>
    </style:style>
    <style:style style:name="P19" style:family="paragraph" style:parent-style-name="Text_20_body">
      <style:paragraph-properties fo:text-align="justify" style:justify-single-word="false"/>
      <style:text-properties fo:color="#000000"/>
    </style:style>
    <style:style style:name="P20" style:family="paragraph" style:parent-style-name="Text_20_body">
      <style:text-properties officeooo:rsid="001d76e9" officeooo:paragraph-rsid="001d76e9"/>
    </style:style>
    <style:style style:name="P21" style:family="paragraph" style:parent-style-name="Text_20_body">
      <style:text-properties officeooo:paragraph-rsid="001d76e9"/>
    </style:style>
    <style:style style:name="P22" style:family="paragraph" style:parent-style-name="Text_20_body">
      <style:text-properties officeooo:paragraph-rsid="001ec0f3"/>
    </style:style>
    <style:style style:name="P23" style:family="paragraph" style:parent-style-name="Text_20_body">
      <style:text-properties officeooo:rsid="001ec0f3" officeooo:paragraph-rsid="001ec0f3"/>
    </style:style>
    <style:style style:name="P24" style:family="paragraph" style:parent-style-name="Text_20_body">
      <style:text-properties officeooo:rsid="00201ca5" officeooo:paragraph-rsid="00201ca5"/>
    </style:style>
    <style:style style:name="P25" style:family="paragraph" style:parent-style-name="Text_20_body">
      <style:text-properties officeooo:rsid="0020899d" officeooo:paragraph-rsid="0020899d"/>
    </style:style>
    <style:style style:name="P26" style:family="paragraph" style:parent-style-name="Text_20_body">
      <style:text-properties officeooo:rsid="00221716" officeooo:paragraph-rsid="00221716"/>
    </style:style>
    <style:style style:name="P27" style:family="paragraph" style:parent-style-name="Text_20_body">
      <style:paragraph-properties fo:break-before="page"/>
    </style:style>
    <style:style style:name="P28"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29" style:family="paragraph" style:parent-style-name="Contents_20_1">
      <style:paragraph-properties>
        <style:tab-stops>
          <style:tab-stop style:position="15.9cm" style:type="right" style:leader-style="dotted" style:leader-text="."/>
        </style:tab-stops>
      </style:paragraph-properties>
    </style:style>
    <style:style style:name="P30" style:family="paragraph" style:parent-style-name="Nota_20_al_20_pié">
      <style:paragraph-properties fo:text-align="start" style:justify-single-word="false"/>
    </style:style>
    <style:style style:name="P31" style:family="paragraph" style:parent-style-name="Contents_20_2">
      <style:paragraph-properties>
        <style:tab-stops>
          <style:tab-stop style:position="15.501cm" style:type="right" style:leader-style="dotted" style:leader-text="."/>
        </style:tab-stops>
      </style:paragraph-properties>
    </style:style>
    <style:style style:name="P32" style:family="paragraph" style:parent-style-name="Contents_20_3">
      <style:paragraph-properties>
        <style:tab-stops>
          <style:tab-stop style:position="15.002cm" style:type="right" style:leader-style="dotted" style:leader-text="."/>
        </style:tab-stops>
      </style:paragraph-properties>
    </style:style>
    <style:style style:name="P33" style:family="paragraph" style:parent-style-name="Standard" style:master-page-name="Portada">
      <style:paragraph-properties style:page-number="auto"/>
    </style:style>
    <style:style style:name="P34" style:family="paragraph" style:parent-style-name="Heading" style:master-page-name="Standard">
      <style:paragraph-properties style:page-number="auto"/>
    </style:style>
    <style:style style:name="P35" style:family="paragraph" style:parent-style-name="Heading_20_3">
      <style:text-properties officeooo:rsid="001d76e9" officeooo:paragraph-rsid="001d76e9"/>
    </style:style>
    <style:style style:name="P36" style:family="paragraph" style:parent-style-name="Heading_20_3">
      <style:text-properties officeooo:rsid="001d76e9" officeooo:paragraph-rsid="001d76e9" style:font-name-asian="MS Mincho" style:font-name-complex="Tahoma1"/>
    </style:style>
    <style:style style:name="P37" style:family="paragraph" style:parent-style-name="Heading_20_3">
      <style:paragraph-properties fo:margin-top="0.423cm" fo:margin-bottom="0.212cm" style:contextual-spacing="false" fo:keep-with-next="always"/>
    </style:style>
    <style:style style:name="T1" style:family="text">
      <style:text-properties style:use-window-font-color="true" fo:font-size="7pt" fo:font-weight="bold" style:font-size-asian="7pt" style:font-weight-asian="bold" style:font-size-complex="7pt" style:font-weight-complex="bold"/>
    </style:style>
    <style:style style:name="T2" style:family="text">
      <style:text-properties style:font-name-asian="MS Mincho" style:font-name-complex="Tahoma1"/>
    </style:style>
    <style:style style:name="T3" style:family="text">
      <style:text-properties officeooo:rsid="001d76e9" style:font-name-asian="MS Mincho" style:font-name-complex="Tahoma1"/>
    </style:style>
    <style:style style:name="T4" style:family="text">
      <style:text-properties officeooo:rsid="001cc669"/>
    </style:style>
    <style:style style:name="T5" style:family="text">
      <style:text-properties officeooo:rsid="001ec0f3"/>
    </style:style>
    <style:style style:name="T6" style:family="text">
      <style:text-properties officeooo:rsid="00201ca5"/>
    </style:style>
    <style:style style:name="T7" style:family="text">
      <style:text-properties officeooo:rsid="0020899d"/>
    </style:style>
    <style:style style:name="T8" style:family="text">
      <style:text-properties officeooo:rsid="00221660"/>
    </style:style>
    <style:style style:name="T9" style:family="text">
      <style:text-properties officeooo:rsid="00221716"/>
    </style:style>
    <style:style style:name="T10" style:family="text">
      <style:text-properties officeooo:rsid="00246500"/>
    </style:style>
    <style:style style:name="T11" style:family="text">
      <style:text-properties officeooo:rsid="0024835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text-style style:name="N100">
      <number:text-content/>
    </number:tex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 office:value-type="string" text:name="Aut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33"/>
      <text:p text:style-name="Standard"/>
      <text:p text:style-name="Standard"/>
      <text:p text:style-name="Standard"/>
      <text:p text:style-name="Standard"/>
      <text:p text:style-name="Standard"/>
      <text:p text:style-name="Standard"/>
      <text:p text:style-name="Standard"><draw:frame draw:style-name="fr1" draw:name="gráficos2" text:anchor-type="paragraph" svg:x="3.66cm" svg:y="0.575cm" svg:width="9.677cm" svg:height="6.789cm" draw:z-index="0"><draw:image xlink:href="Pictures/10000000000004770000032269FB8CA3.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text:subject>AGATAv2</text:subject></text:p>
      <text:p text:style-name="P9">Notas de Versión</text:p>
      <text:p text:style-name="P8"/>
      <text:p text:style-name="P7"/>
      <text:p text:style-name="P7"/>
      <text:p text:style-name="P7"/>
      <text:p text:style-name="P7"/>
      <text:p text:style-name="Nota_20_al_20_pié">Versión: <text:keywords>0100</text:keywords></text:p>
      <text:p text:style-name="Nota_20_al_20_pié">Fecha: 2<text:span text:style-name="T4">3</text:span>/0<text:span text:style-name="T4">4</text:span>/201<text:span text:style-name="T4">5</text:span></text:p>
      <text:p text:style-name="Nota_20_al_20_pié"/>
      <text:p text:style-name="Nota_20_al_20_pié"/>
      <text:p text:style-name="P30"/>
      <table:table table:name="Tabla5" table:style-name="Tabla5">
        <table:table-column table:style-name="Tabla5.A"/>
        <table:table-row>
          <table:table-cell table:style-name="Tabla5.A1" office:value-type="string">
            <text:p text:style-name="P19">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34"/>
      <text:p text:style-name="P13">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4">Organismo</text:p>
          </table:table-cell>
          <table:table-cell table:style-name="Tabla1.B1" table:number-columns-spanned="3" office:value-type="string">
            <text:p text:style-name="Table_20_Contents"><text:variable-set text:name="Organismo" office:value-type="string">Consejería de Hacienda y Administración Pública</text:variable-set></text:p>
          </table:table-cell>
          <table:covered-table-cell/>
          <table:covered-table-cell/>
        </table:table-row>
        <table:table-row>
          <table:table-cell table:style-name="Tabla1.A2" office:value-type="string">
            <text:p text:style-name="P14">Proyecto</text:p>
          </table:table-cell>
          <table:table-cell table:style-name="Tabla1.B4" table:number-columns-spanned="3" office:value-type="string">
            <text:p text:style-name="Table_20_Contents"><text:bookmark-start text:name="__DdeLink__323_258527374"/><text:subject>AGATAv2</text:subject><text:bookmark-end text:name="__DdeLink__323_258527374"/></text:p>
          </table:table-cell>
          <table:covered-table-cell/>
          <table:covered-table-cell/>
        </table:table-row>
        <table:table-row>
          <table:table-cell table:style-name="Tabla1.A2" office:value-type="string">
            <text:p text:style-name="P14">Entregable</text:p>
          </table:table-cell>
          <table:table-cell table:style-name="Tabla1.B4" table:number-columns-spanned="3" office:value-type="string">
            <text:p text:style-name="Table_20_Contents"><text:title>Notas de Versión</text:title></text:p>
          </table:table-cell>
          <table:covered-table-cell/>
          <table:covered-table-cell/>
        </table:table-row>
        <table:table-row>
          <table:table-cell table:style-name="Tabla1.A2" office:value-type="string">
            <text:p text:style-name="P14">Autor</text:p>
          </table:table-cell>
          <table:table-cell table:style-name="Tabla1.B4" table:number-columns-spanned="3" office:value-type="string">
            <text:p text:style-name="P17"><text:user-defined style:data-style-name="N0" text:name="Autor">Consejería de Hacienda y Administración Pública</text:user-defined></text:p>
          </table:table-cell>
          <table:covered-table-cell/>
          <table:covered-table-cell/>
        </table:table-row>
        <table:table-row>
          <table:table-cell table:style-name="Tabla1.A2" office:value-type="string">
            <text:p text:style-name="P14">Versión/Edición</text:p>
          </table:table-cell>
          <table:table-cell table:style-name="Tabla1.B7" office:value-type="string">
            <text:p text:style-name="Table_20_Contents"><text:keywords>0100</text:keywords></text:p>
          </table:table-cell>
          <table:table-cell table:style-name="Tabla1.A2" office:value-type="string">
            <text:p text:style-name="P14">Fecha Versión</text:p>
          </table:table-cell>
          <table:table-cell table:style-name="Tabla1.D5" office:value-type="string">
            <text:p text:style-name="P16">2<text:span text:style-name="T4">3</text:span>/0<text:span text:style-name="T4">4</text:span>/201<text:span text:style-name="T4">5</text:span></text:p>
          </table:table-cell>
        </table:table-row>
        <table:table-row>
          <table:table-cell table:style-name="Tabla1.A2" office:value-type="string">
            <text:p text:style-name="P14">Aprobado por</text:p>
          </table:table-cell>
          <table:table-cell table:style-name="Tabla1.B7" office:value-type="string">
            <text:p text:style-name="Table_20_Contents"/>
          </table:table-cell>
          <table:table-cell table:style-name="Tabla1.A2" office:value-type="string">
            <text:p text:style-name="P14">Fecha Aprobación</text:p>
          </table:table-cell>
          <table:table-cell table:style-name="Tabla1.D6" office:value-type="string">
            <text:p text:style-name="P16">2<text:span text:style-name="T4">3</text:span>/0<text:span text:style-name="T4">4</text:span>/201<text:span text:style-name="T4">5</text:span></text:p>
          </table:table-cell>
        </table:table-row>
        <table:table-row>
          <table:table-cell table:style-name="Tabla1.A7" office:value-type="string">
            <text:p text:style-name="P14"/>
          </table:table-cell>
          <table:table-cell table:style-name="Tabla1.B7" office:value-type="string">
            <text:p text:style-name="Table_20_Contents"/>
          </table:table-cell>
          <table:table-cell table:style-name="Tabla1.A2" office:value-type="string">
            <text:p text:style-name="P14">Nº Total de Páginas</text:p>
          </table:table-cell>
          <table:table-cell table:style-name="Tabla1.D7" office:value-type="string">
            <text:p text:style-name="P16"><text:page-count>8</text:page-count></text:p>
          </table:table-cell>
        </table:table-row>
      </table:table>
      <text:p text:style-name="Standard"/>
      <text:p text:style-name="P11"/>
      <text:p text:style-name="P11">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5">Versión</text:p>
          </table:table-cell>
          <table:table-cell table:style-name="Tabla3.A1" office:value-type="string">
            <text:p text:style-name="P15">Causa del Cambio</text:p>
          </table:table-cell>
          <table:table-cell table:style-name="Tabla3.A1" office:value-type="string">
            <text:p text:style-name="P15">Responsable del Cambio</text:p>
          </table:table-cell>
          <table:table-cell table:style-name="Tabla3.D1" office:value-type="string">
            <text:p text:style-name="P15">Fecha del Cambio</text:p>
          </table:table-cell>
        </table:table-row>
        <table:table-row>
          <table:table-cell table:style-name="Tabla3.A2" office:value-type="float" office:value="100">
            <text:p text:style-name="P16">0100</text:p>
          </table:table-cell>
          <table:table-cell table:style-name="Tabla3.B4" office:value-type="string">
            <text:p text:style-name="P16">Versión inicial</text:p>
          </table:table-cell>
          <table:table-cell table:style-name="Tabla3.C4" office:value-type="string">
            <text:p text:style-name="P18">Lara Expósito, Verónica</text:p>
          </table:table-cell>
          <table:table-cell table:style-name="Tabla3.D2" office:value-type="string">
            <text:p text:style-name="P16">2<text:span text:style-name="T4">3</text:span>/0<text:span text:style-name="T4">4</text:span>/201<text:span text:style-name="T4">5</text:span></text:p>
          </table:table-cell>
        </table:table-row>
        <table:table-row>
          <table:table-cell table:style-name="Tabla3.A4" office:value-type="string">
            <text:p text:style-name="P16"/>
          </table:table-cell>
          <table:table-cell table:style-name="Tabla3.B4" office:value-type="string">
            <text:p text:style-name="P16"/>
          </table:table-cell>
          <table:table-cell table:style-name="Tabla3.C4" office:value-type="string">
            <text:p text:style-name="P16"/>
          </table:table-cell>
          <table:table-cell table:style-name="Tabla3.D4" office:value-type="string">
            <text:p text:style-name="P16"/>
          </table:table-cell>
        </table:table-row>
        <table:table-row>
          <table:table-cell table:style-name="Tabla3.A4" office:value-type="string">
            <text:p text:style-name="P16"/>
          </table:table-cell>
          <table:table-cell table:style-name="Tabla3.B4" office:value-type="string">
            <text:p text:style-name="P16"/>
          </table:table-cell>
          <table:table-cell table:style-name="Tabla3.C4" office:value-type="string">
            <text:p text:style-name="P16"/>
          </table:table-cell>
          <table:table-cell table:style-name="Tabla3.D4" office:value-type="string">
            <text:p text:style-name="P16"/>
          </table:table-cell>
        </table:table-row>
      </table:table>
      <text:p text:style-name="Standard"/>
      <text:p text:style-name="P11"/>
      <text:p text:style-name="P11">CONTROL DE DISTRIBUCIÓN</text:p>
      <text:p text:style-name="Standard"/>
      <table:table table:name="Tabla4" table:style-name="Tabla4">
        <table:table-column table:style-name="Tabla4.A"/>
        <table:table-row>
          <table:table-cell table:style-name="Tabla4.A1" office:value-type="string">
            <text:p text:style-name="P14">Nombre y Apellidos</text:p>
          </table:table-cell>
        </table:table-row>
        <table:table-row>
          <table:table-cell table:style-name="Tabla4.A6" office:value-type="string">
            <text:p text:style-name="P17"/>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
      <text:p text:style-name="Standard"/>
      <text:p text:style-name="Standard"/>
      <text:p text:style-name="Standard"/>
      <text:p text:style-name="Standard"/>
      <text:p text:style-name="Standard"/>
      <text:p text:style-name="P27"/>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29"><text:a xlink:type="simple" xlink:href="#__RefHeading__10948_300738085" text:style-name="Internet_20_link" text:visited-style-name="Internet_20_link">1 INTRODUCCIÓN<text:tab/>4</text:a></text:p>
          <text:p text:style-name="P29"><text:a xlink:type="simple" xlink:href="#__RefHeading__10954_300738085" text:style-name="Internet_20_link" text:visited-style-name="Internet_20_link">2 Principales novedades de la versión<text:tab/>5</text:a></text:p>
          <text:p text:style-name="P31"><text:a xlink:type="simple" xlink:href="#__RefHeading__5803_468051698" text:style-name="Internet_20_link" text:visited-style-name="Internet_20_link">2.1 Corrección de fallos y defectos<text:tab/>5</text:a></text:p>
          <text:p text:style-name="P32"><text:a xlink:type="simple" xlink:href="#__RefHeading__5013_434461995" text:style-name="Internet_20_link" text:visited-style-name="Internet_20_link">2.1.1 Errores en el borrado de usuarios del SAD-SSTT.<text:tab/>5</text:a></text:p>
          <text:p text:style-name="P32"><text:a xlink:type="simple" xlink:href="#__RefHeading__862_980595272" text:style-name="Internet_20_link" text:visited-style-name="Internet_20_link">2.1.2 Incluir versión correcta del plugin para desacarga en el html de ayuda.<text:tab/>5</text:a></text:p>
          <text:p text:style-name="P32"><text:a xlink:type="simple" xlink:href="#__RefHeading__864_980595272" text:style-name="Internet_20_link" text:visited-style-name="Internet_20_link">2.1.3 Tras exportar la agenda de un usuario no funciona la importación de la misma via web.<text:tab/>5</text:a></text:p>
          <text:p text:style-name="P32"><text:a xlink:type="simple" xlink:href="#__RefHeading__866_980595272" text:style-name="Internet_20_link" text:visited-style-name="Internet_20_link">2.1.4 Sincronización lenta de citas a pesar de estar bloqueadas.<text:tab/>5</text:a></text:p>
          <text:p text:style-name="P32"><text:a xlink:type="simple" xlink:href="#__RefHeading__868_980595272" text:style-name="Internet_20_link" text:visited-style-name="Internet_20_link">2.1.5 Control en la longitud de los campos en la sincronización.<text:tab/>6</text:a></text:p>
          <text:p text:style-name="P32"><text:a xlink:type="simple" xlink:href="#__RefHeading__870_980595272" text:style-name="Internet_20_link" text:visited-style-name="Internet_20_link">2.1.6 Defectos instalabilidad – Valor inicializados de parámetros en sad-service.xml<text:tab/>6</text:a></text:p>
          <text:p text:style-name="P32"><text:a xlink:type="simple" xlink:href="#__RefHeading__872_980595272" text:style-name="Internet_20_link" text:visited-style-name="Internet_20_link">2.1.7 Error no controlado al pulsar “Entrar” en la ventana de login sin datos<text:tab/>6</text:a></text:p>
          <text:p text:style-name="P32"><text:a xlink:type="simple" xlink:href="#__RefHeading__874_980595272" text:style-name="Internet_20_link" text:visited-style-name="Internet_20_link">2.1.8 Sondeos: Los comentarios no siguen ningún orden lógico<text:tab/>6</text:a></text:p>
          <text:p text:style-name="P32"><text:a xlink:type="simple" xlink:href="#__RefHeading__876_980595272" text:style-name="Internet_20_link" text:visited-style-name="Internet_20_link">2.1.9 Problemas al imprimir desde AGATA<text:tab/>6</text:a></text:p>
          <text:p text:style-name="P32"><text:a xlink:type="simple" xlink:href="#__RefHeading__878_980595272" text:style-name="Internet_20_link" text:visited-style-name="Internet_20_link"><text:tab/>7</text:a></text:p>
          <text:p text:style-name="P31"><text:a xlink:type="simple" xlink:href="#__RefHeading__5813_468051698" text:style-name="Internet_20_link" text:visited-style-name="Internet_20_link">2.2 Nuevos requisitos implementados<text:tab/>7</text:a></text:p>
          <text:p text:style-name="P32"><text:a xlink:type="simple" xlink:href="#__RefHeading__2025_980595272" text:style-name="Internet_20_link" text:visited-style-name="Internet_20_link">2.2.1 Problema de Seguridad AGATA<text:tab/>7</text:a></text:p>
          <text:p text:style-name="P32"><text:a xlink:type="simple" xlink:href="#__RefHeading__5017_434461995" text:style-name="Internet_20_link" text:visited-style-name="Internet_20_link">2.2.2 Mejorar logs para identificar con precisión el elemento PIM que provoca un error.<text:tab/>7</text:a></text:p>
          <text:p text:style-name="P32"><text:a xlink:type="simple" xlink:href="#__RefHeading__5019_434461995" text:style-name="Internet_20_link" text:visited-style-name="Internet_20_link">2.2.3 Ventana de sincronización para la interfaz DAV<text:tab/>7</text:a></text:p>
        </text:index-body>
      </text:table-of-content>
      <text:p text:style-name="Text_20_body"/>
      <text:p text:style-name="P28"><text:s/></text:p>
      <text:p text:style-name="P28"/>
      <text:h text:style-name="Heading_20_1" text:outline-level="1"><text:bookmark-start text:name="__RefHeading__10948_300738085"/>INTRODUCCIÓN<text:bookmark-end text:name="__RefHeading__10948_300738085"/></text:h>
      <text:p text:style-name="Text_20_body"><text:tab/>El presente documento pretende enumerar de manera breve los principales cambios introducidos en la actual versión de AGATAv2 de manera que sirva como referencia para el CAU de primer nivel y responsables de AGATAv2 en cada Consejería u Organismo.</text:p>
      <text:p text:style-name="Text_20_body"/>
      <text:p text:style-name="P12"/>
      <text:h text:style-name="Heading_20_2" text:outline-level="2" text:is-list-header="true"/>
      <text:h text:style-name="Heading_20_1" text:outline-level="1"><text:bookmark-start text:name="__RefHeading__10954_300738085"/>Principales novedades de la versión<text:bookmark-end text:name="__RefHeading__10954_300738085"/></text:h>
      <text:h text:style-name="Heading_20_2" text:outline-level="2"><text:bookmark-start text:name="__RefHeading__5803_468051698"/>Corrección de fallos y defectos<text:bookmark-end text:name="__RefHeading__5803_468051698"/></text:h>
      <text:h text:style-name="P35" text:outline-level="3"><text:bookmark-start text:name="__RefHeading__5013_434461995"/>Errores en el borrado de usuarios del SAD-SSTT.<text:bookmark-end text:name="__RefHeading__5013_434461995"/></text:h>
      <text:p text:style-name="P22">Error durante el proceso de borrado de los usuarios. </text:p>
      <text:p text:style-name="P22">Este error se produce únicamente en el caso de que el usuario que se desee eliminar tenga concedidos permisos de gestión de categoría a otro usuario.</text:p>
      <text:p text:style-name="P22">Cuando un usuario se marca para borrado, automáticamente se establece como inactivo y al guardarlo se eliminan los permisos que tiene asociados, salvo los de gestión de categorías. La solución pasaría por eliminar estos permisos en el mismo i<text:span text:style-name="T5">nstante</text:span> que se eliminan los otros.</text:p>
      <text:h text:style-name="P35" text:outline-level="3"><text:bookmark-start text:name="__RefHeading__862_980595272"/>Incluir versión correcta del plugin para desacarga en el html de ayuda.<text:bookmark-end text:name="__RefHeading__862_980595272"/></text:h>
      <text:p text:style-name="P21">En la guía de usuario de la página de ayuda <text:a xlink:type="simple" xlink:href="https://agenda-sstt.junta-andalucia.es/doc/docs/AGA001E-SAD_GU_GuiaUsuarioDAVTB_0105.pdf">https://agenda-sstt.junta-andalucia.es/doc/docs/AGA001E-SAD_GU_GuiaUsuarioDAVTB_0105.pdf</text:a> especifica que se use Agata-lightning 2.6 pero la descargable es la 1.9 <text:a xlink:type="simple" xlink:href="https://agenda-sstt.junta-andalucia.es/doc/bin/lightning-1.9.1-sm+tb-linux.xpi">https://agenda-sstt.junta-andalucia.es/doc/bin/lightning-1.9.1-sm+tb-linux.xpi</text:a><text:line-break/>Se trata de un error, hay que incluir en la versión el plugin en la última versión homologada para que el usuario pueda descargarla de ahí directamente.</text:p>
      <text:p text:style-name="P23">Se modifica la documentación.</text:p>
      <text:h text:style-name="P35" text:outline-level="3"><text:bookmark-start text:name="__RefHeading__864_980595272"/>Tras exportar la agenda de un usuario no funciona la importación de la misma <text:span text:style-name="T10">vía</text:span> web.<text:bookmark-end text:name="__RefHeading__864_980595272"/></text:h>
      <text:p text:style-name="P23">Problemas para importa una agenda <text:span text:style-name="T10">vía</text:span> web a partir del export de esa misma agenda. Se corrige para que <text:span text:style-name="T6">se pueda importar.</text:span></text:p>
      <text:h text:style-name="P36" text:outline-level="3"><text:bookmark-start text:name="__RefHeading__866_980595272"/>Sincronización lenta de citas a pesar de estar bloqueadas.<text:bookmark-end text:name="__RefHeading__866_980595272"/></text:h>
      <text:p text:style-name="P21">El problema se presenta cuando se realiza de forma simultánea la sincronización de varios contenedores, haciendo uno de ellos una sincronización lenta y otro una sincronización rápida.</text:p>
      <text:p text:style-name="Text_20_body">En esta situación, se diferencian correctamente el tipo de sincronización realizada por cada contenedor, pero se produce un error al generar el correo de notificación de sincronización lenta. Éste correo tiene en cuenta todos los elementos que intervienen en la sincronización, tanto rápida como lenta, cuando únicamente debería de mostrar los elementos del contenedor que realiza la sincronización lenta.</text:p>
      <text:p text:style-name="P24">Se modifica para que solo muestre los elementos del contenedor que realiza la <text:soft-page-break/>sincronización lenta.</text:p>
      <text:p text:style-name="P21"/>
      <text:h text:style-name="P35" text:outline-level="3"><text:bookmark-start text:name="__RefHeading__868_980595272"/>Control en la longitud de los campos en la sincronización.<text:bookmark-end text:name="__RefHeading__868_980595272"/></text:h>
      <text:p text:style-name="P21">Correctivo relacionado con un bug en la sincronización de contactos que provoca que se interrumpa la sincronización en caso de que un campo tenga una longitud superior a la permitida por la base de datos.</text:p>
      <text:p text:style-name="P21"/>
      <text:h text:style-name="P36" text:outline-level="3"><text:bookmark-start text:name="__RefHeading__870_980595272"/>Defectos instalabilidad – Valor inicializados de parámetros en sad-service.xml<text:bookmark-end text:name="__RefHeading__870_980595272"/></text:h>
      <text:p text:style-name="P21"/>
      <text:p text:style-name="P21">Se ha localizado que existen parámetros que, según se indica mediante un comentario, no debe<text:span text:style-name="T6">n</text:span> estar configurad<text:span text:style-name="T6">os</text:span> y que aparecen inicializad<text:span text:style-name="T6">o</text:span>s. <text:span text:style-name="T6">S</text:span>e ha procedido a la eliminación del valor inicializado.</text:p>
      <table:table table:name="Tabla6" table:style-name="Tabla6">
        <table:table-column table:style-name="Tabla6.A"/>
        <table:table-column table:style-name="Tabla6.B"/>
        <table:table-row>
          <table:table-cell table:style-name="Tabla6.A1" office:value-type="string">
            <text:p text:style-name="Table_20_Contents">Parámetro</text:p>
          </table:table-cell>
          <table:table-cell table:style-name="Tabla6.A1" office:value-type="string">
            <text:p text:style-name="Table_20_Contents">Valor</text:p>
          </table:table-cell>
        </table:table-row>
        <table:table-row>
          <table:table-cell table:style-name="Tabla6.A1" office:value-type="string">
            <text:p text:style-name="Table_20_Contents">sad/sad.hibernate.search.default.indexBase</text:p>
          </table:table-cell>
          <table:table-cell table:style-name="Tabla6.A1" office:value-type="string">
            <text:p text:style-name="Table_20_Contents">target/indexes</text:p>
          </table:table-cell>
        </table:table-row>
        <table:table-row>
          <table:table-cell table:style-name="Tabla6.A1" office:value-type="string">
            <text:p text:style-name="Table_20_Contents">sad/sad.hibernate.hbm2ddl.auto</text:p>
          </table:table-cell>
          <table:table-cell table:style-name="Tabla6.A1" office:value-type="string">
            <text:p text:style-name="Table_20_Contents">update</text:p>
          </table:table-cell>
        </table:table-row>
      </table:table>
      <text:p text:style-name="P21"/>
      <text:h text:style-name="P36" text:outline-level="3"><text:bookmark-start text:name="__RefHeading__872_980595272"/>Error no controlado al pulsar “Entrar” en la ventana de login sin datos<text:bookmark-end text:name="__RefHeading__872_980595272"/></text:h>
      <text:p text:style-name="P21">En la ventana de login, en la sección de "Acceso mediante usuario y contraseña" si no rellenamos los datos de usuario/password y pulsamos Entrar, no valida los datos y provoca un error en el servidor que muestra una traza.<text:span text:style-name="T3"> </text:span></text:p>
      <text:h text:style-name="P36" text:outline-level="3"><text:bookmark-start text:name="__RefHeading__874_980595272"/>Sondeos: Los comentarios no siguen ningún orden lógico<text:bookmark-end text:name="__RefHeading__874_980595272"/></text:h>
      <text:p text:style-name="P21">Al introducir comentarios en los sondeos no se puede identificar ningún orden lógico.</text:p>
      <text:p text:style-name="P25"><text:span text:style-name="T3">S</text:span><text:span text:style-name="T2">e establece un orden cronológico, de mas reciente a mas antiguo.</text:span></text:p>
      <text:h text:style-name="P36" text:outline-level="3"><text:bookmark-start text:name="__RefHeading__876_980595272"/>Problemas al imprimir desde AGATA<text:bookmark-end text:name="__RefHeading__876_980595272"/></text:h>
      <text:p text:style-name="P20">Al imprimir agenda AG@TA con la versión actual solo aparecen las casillas de verificación, sin poner el nombre del campo al que corresponde cada casilla, en versiones anteriores de AG@TA constaba el nombre del campo que se seleccionaba.<text:line-break/><text:span text:style-name="T7">Se modifica para </text:span><text:s/>Navegador Mozilla Firefox 36.0.4</text:p>
      <text:h text:style-name="P36" text:outline-level="3" text:is-list-header="true"><text:bookmark-start text:name="__RefHeading__878_980595272"/><text:soft-page-break/><text:s/><text:bookmark-end text:name="__RefHeading__878_980595272"/></text:h>
      <text:h text:style-name="Heading_20_2" text:outline-level="2"><text:bookmark-start text:name="__RefHeading__5813_468051698"/>Nuevos requisitos implementados<text:bookmark-end text:name="__RefHeading__5813_468051698"/></text:h>
      <text:p text:style-name="Text_20_body"/>
      <text:p text:style-name="Text_20_body"><text:tab/>A continuación se enumeran los nuevos requisitos implementados en la herramienta, para ampliar información sobre su uso debe consultar los manuales disponibles en la url http://agenda-sstt.junta-andalucia.es/doc</text:p>
      <text:h text:style-name="P35" text:outline-level="3"><text:bookmark-start text:name="__RefHeading__2025_980595272"/>Problema de Seguridad AGATA<text:span text:style-name="T9"> </text:span><text:bookmark-end text:name="__RefHeading__2025_980595272"/></text:h>
      <text:p text:style-name="P26">Actualmente se usa autenticación en el envío de correos, pero no cifrado, lo cual es un problema de seguridad porque entre otras cosas va la clave del usuario ldap que realiza el <text:span text:style-name="T11">envío.</text:span></text:p>
      <text:p text:style-name="P26">Se modifica para que se use cifrado.</text:p>
      <text:h text:style-name="P35" text:outline-level="3"><text:bookmark-start text:name="__RefHeading__5017_434461995"/>Mejorar logs para identificar con precisión el elemento PIM que provoca un error.<text:bookmark-end text:name="__RefHeading__5017_434461995"/></text:h>
      <text:p text:style-name="Text_20_body"/>
      <text:p text:style-name="Text_20_body"><text:span text:style-name="T8">Se mejoran</text:span> los logs para que, incluso con nivel de log ERROR, en caso de excepción, se trace la información suficiente sobre el elemento PIM que provoca el error de forma que se permita localizar para exportar dicha información.</text:p>
      <text:h text:style-name="P35" text:outline-level="3"><text:bookmark-start text:name="__RefHeading__5019_434461995"/>Ventana de sincronización para la interfaz DAV<text:bookmark-end text:name="__RefHeading__5019_434461995"/></text:h>
      <text:p text:style-name="Text_20_body">El sistema dispondrá, como para la interfaz SyncML, de la posibilidad de configurar una ventana de sincronización para limitar el número de elementos enviados a los clientes de dicho protocolo (iOS, Thunderbird, ...).</text:p>
      <text:p text:style-name="Text_20_body">El valor de la ventana se controlará de forma análoga a la ventana de SyncML desde la ventana de preferencias. La idea es utilizar el valor fijado en la ventana de sincronización actualmente existente, modificando el literal correspondiente para que no haya confusión.</text:p>
      <text:p text:style-name="Text_20_body">El sistema tendrá un valor por defecto para esta ventana, que aplicará en el caso en el que el usuario no especifique ningún valor.</text:p>
      <text:p text:style-name="Text_20_body"/>
      <text:p text:style-name="Text_20_body"/>
      <text:p text:style-name="Text_20_body"/>
      <text:p text:style-name="Text_20_body"/>
      <text:p text:style-name="Text_20_body"/>
      <text:h text:style-name="P37" text:outline-level="3" text:is-list-header="true"><text:soft-page-break/></text:h>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2" svg:font-family="Tahoma"/>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family="NewsGotT" style:font-style-name="Predeterminado"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NewsGotT" fo:font-family="NewsGotT" style:font-style-name="Predeterminado" style:font-pitch="variable" fo:font-size="11pt"/>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family="Tahoma" style:font-style-name="Normal" style:font-family-generic="swiss" style:font-pitch="variable"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family="NewsGotT" style:font-style-name="Predeterminado"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family="'Eras Md BT'" style:font-style-name="Negrita" style:font-family-generic="swiss" style:font-pitch="variable" fo:font-size="14pt" fo:font-weight="bold"/>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cm" fo:margin-bottom="0cm" style:contextual-spacing="false" fo:text-indent="-0.76cm" style:auto-text-indent="true" style:page-number="auto" fo:break-before="page" fo:background-color="transparent" style:shadow="none">
        <style:tab-stops/>
        <style:background-image/>
      </style:paragraph-properties>
      <style:text-properties style:font-name="Eras Md BT" fo:font-family="'Eras Md BT'" style:font-style-name="Negrita" style:font-family-generic="swiss" style:font-pitch="variable"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ext-properties style:font-name="Eras Md BT" fo:font-family="'Eras Md BT'" style:font-style-name="Negrita"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style:contextual-spacing="false"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family="'Eras Md BT'" style:font-style-name="Negrita"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family="'Eras Md BT'" style:font-style-name="Negrita" style:font-family-generic="swiss" style:font-pitch="variable"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family="'Eras Md BT'" style:font-style-name="Negrita" style:font-family-generic="swiss" style:font-pitch="variable"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family="NewsGotT" style:font-style-name="Negrita" style:font-pitch="variable"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style:contextual-spacing="false"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style:contextual-spacing="false"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style:contextual-spacing="false" fo:text-align="end" style:justify-single-word="false"/>
      <style:text-properties style:font-name="Eras Bk BT" fo:font-family="'Eras Bk BT'" style:font-style-name="Demi" style:font-family-generic="swiss" style:font-pitch="variable" fo:font-size="16pt" fo:font-weight="bold"/>
    </style:style>
    <style:style style:name="Title" style:family="paragraph" style:parent-style-name="Tema" style:next-style-name="Subtitle" style:class="chapter" style:master-page-name="">
      <style:paragraph-properties fo:margin-top="0cm" fo:margin-bottom="0cm" style:contextual-spacing="false" fo:text-align="end" style:justify-single-word="false" style:page-number="auto" fo:padding="0cm" fo:border-left="none" fo:border-right="none" fo:border-top="none" fo:border-bottom="0.06pt solid #94bd5e" style:shadow="none">
        <style:tab-stops/>
      </style:paragraph-properties>
      <style:text-properties style:use-window-font-color="true" style:font-name="Eras Bk BT" fo:font-family="'Eras Bk BT'" style:font-style-name="Demi" style:font-family-generic="swiss" style:font-pitch="variable"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text-align="end" style:justify-single-word="false" style:page-number="auto"/>
      <style:text-properties style:use-window-font-color="true" style:font-name="Eras Bk BT" fo:font-family="'Eras Bk BT'" style:font-style-name="Demi" style:font-family-generic="swiss" style:font-pitch="variable"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contextual-spacing="false"/>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Table" style:family="paragraph" style:parent-style-name="Caption" style:class="extra"/>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96cm" fo:margin-left="0.053cm" fo:margin-right="0.051cm" table:align="margins" fo:background-color="#2787e8">
        <style:background-image/>
      </style:table-properties>
    </style:style>
    <style:style style:name="Tabla2.A" style:family="table-column">
      <style:table-column-properties style:column-width="2.45cm" style:rel-column-width="10100*"/>
    </style:style>
    <style:style style:name="Tabla2.B" style:family="table-column">
      <style:table-column-properties style:column-width="7.467cm" style:rel-column-width="30782*"/>
    </style:style>
    <style:style style:name="Tabla2.C" style:family="table-column">
      <style:table-column-properties style:column-width="5.98cm" style:rel-column-width="24653*"/>
    </style:style>
    <style:style style:name="Tabla2.1" style:family="table-row">
      <style:table-row-properties style:min-row-height="1.794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M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489cm" fo:margin-left="0cm" fo:margin-right="0cm" fo:margin-bottom="0.499cm" style:dynamic-spacing="false"/>
      </style:header-style>
      <style:footer-style/>
    </style:page-layout>
    <number:number-style style:name="N0">
      <number:number number:min-integer-digits="1"/>
    </number:number-style>
  </office:automatic-styles>
  <office:master-styles>
    <style:master-page style:name="Standard" style:page-layout-name="Mpm1">
      <style:header>
        <text:p text:style-name="Header"><draw:frame draw:style-name="Mfr1" draw:name="gráficos4" text:anchor-type="paragraph" svg:x="0.101cm" svg:y="0.489cm" svg:width="2.379cm" svg:height="1.67cm" draw:z-index="7"><draw:image xlink:href="Pictures/1000000000000119000000C50CEB556C.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text:subject>AGATAv2</text:subject></text:p>
              <text:p text:style-name="MP3"><text:title>Notas de Versión</text:title></text:p>
            </table:table-cell>
            <table:table-cell table:style-name="Tabla2.C1" office:value-type="string">
              <text:p text:style-name="MP4"><text:s/><text:user-defined style:data-style-name="N0" text:name="Departamento">Servicio de Coordinación y Desarrollo de Sistemas Horizontales</text:user-defined></text:p>
            </table:table-cell>
          </table:table-row>
        </table:table>
        <text:p text:style-name="Standard"/>
      </style:header>
      <style:footer>
        <text:p text:style-name="MP5"><text:span text:style-name="MT1"><text:tab/></text:span>Página <text:page-number text:select-page="current">8</text:page-number> de <text:page-count>8</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B5B8A19F.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2-14T14:05:45</meta:creation-date>
    <meta:editing-cycles>85</meta:editing-cycles>
    <meta:editing-duration>P1DT1H58M46S</meta:editing-duration>
    <dc:title>Notas de Versión</dc:title>
    <dc:date>2015-04-27T10:30:45.872829520</dc:date>
    <meta:generator>LibreOffice/4.2.7.2$Linux_X86_64 LibreOffice_project/420m0$Build-2</meta:generator>
    <meta:keyword>0100</meta:keyword>
    <dc:subject>AGATAv2</dc:subject>
    <meta:print-date>2010-01-15T17:08:07</meta:print-date>
    <meta:document-statistic meta:table-count="6" meta:image-count="3" meta:object-count="0" meta:page-count="8" meta:paragraph-count="103" meta:word-count="1110" meta:character-count="7151" meta:non-whitespace-character-count="6128"/>
    <meta:user-defined meta:name="Autor">Consejería de Hacienda y Administración Pública</meta:user-defined>
    <meta:user-defined meta:name="Departamento">Servicio de Coordinación y Desarrollo de Sistemas Horizontales</meta:user-defined>
  </office:meta>
</office:document-meta>
</file>